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6"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7" style:family="paragraph" style:parent-style-name="Standard">
      <style:paragraph-properties fo:text-align="center" style:justify-single-word="false"/>
      <style:text-properties officeooo:rsid="00136ba8" officeooo:paragraph-rsid="000531ff"/>
    </style:style>
    <style:style style:name="P8"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7"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8"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22">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23">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22">
      <style:paragraph-properties fo:text-align="center" style:justify-single-word="false"/>
      <style:text-properties officeooo:rsid="00136ba8" officeooo:paragraph-rsid="000531ff"/>
    </style:style>
    <style:style style:name="P74" style:family="paragraph" style:parent-style-name="Standard" style:list-style-name="L23">
      <style:paragraph-properties fo:text-align="center" style:justify-single-word="false"/>
      <style:text-properties officeooo:rsid="00136ba8" officeooo:paragraph-rsid="000531ff"/>
    </style:style>
    <style:style style:name="P75" style:family="paragraph" style:parent-style-name="Standard" style:list-style-name="L23">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22">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23">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3"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8"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9"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22">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23">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23">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4"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8"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09"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0"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1"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2"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3" style:family="paragraph" style:parent-style-name="Standard" style:list-style-name="L18">
      <style:paragraph-properties fo:text-align="center" style:justify-single-word="false"/>
      <style:text-properties fo:font-size="14pt" fo:font-weight="normal" officeooo:rsid="00408cd3" officeooo:paragraph-rsid="00408cd3" style:font-size-asian="14pt" style:font-weight-asian="normal" style:font-size-complex="14pt" style:font-weight-complex="normal"/>
    </style:style>
    <style:style style:name="P114" style:family="paragraph" style:parent-style-name="Standard" style:list-style-name="L18">
      <style:paragraph-properties fo:text-align="center" style:justify-single-word="false"/>
      <style:text-properties fo:font-size="14pt" fo:font-weight="normal" officeooo:rsid="0041833f" officeooo:paragraph-rsid="0041833f" style:font-size-asian="14pt" style:font-weight-asian="normal" style:font-size-complex="14pt" style:font-weight-complex="normal"/>
    </style:style>
    <style:style style:name="P115" style:family="paragraph" style:parent-style-name="Standard" style:list-style-name="L18">
      <style:paragraph-properties fo:text-align="center" style:justify-single-word="false"/>
      <style:text-properties fo:font-size="14pt" fo:font-weight="normal" officeooo:rsid="00427158" officeooo:paragraph-rsid="00427158" style:font-size-asian="14pt" style:font-weight-asian="normal" style:font-size-complex="14pt" style:font-weight-complex="normal"/>
    </style:style>
    <style:style style:name="P116" style:family="paragraph" style:parent-style-name="Standard" style:list-style-name="L19">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117" style:family="paragraph" style:parent-style-name="Standard" style:list-style-name="L19">
      <style:paragraph-properties fo:text-align="center" style:justify-single-word="false"/>
      <style:text-properties fo:font-size="14pt" fo:font-weight="normal" officeooo:rsid="00434025" officeooo:paragraph-rsid="00434025" style:font-size-asian="14pt" style:font-weight-asian="normal" style:font-size-complex="14pt" style:font-weight-complex="normal"/>
    </style:style>
    <style:style style:name="P118" style:family="paragraph" style:parent-style-name="Standard" style:list-style-name="L19">
      <style:paragraph-properties fo:text-align="center" style:justify-single-word="false"/>
      <style:text-properties fo:font-size="14pt" fo:font-weight="normal" officeooo:rsid="004436e5" officeooo:paragraph-rsid="004436e5" style:font-size-asian="14pt" style:font-weight-asian="normal" style:font-size-complex="14pt" style:font-weight-complex="normal"/>
    </style:style>
    <style:style style:name="P119" style:family="paragraph" style:parent-style-name="Standard" style:list-style-name="L21">
      <style:paragraph-properties fo:text-align="center" style:justify-single-word="false"/>
      <style:text-properties fo:font-size="14pt" fo:font-weight="normal" officeooo:rsid="004ef7ae" officeooo:paragraph-rsid="004ef7ae" style:font-size-asian="12.25pt" style:font-weight-asian="normal" style:font-size-complex="14pt" style:font-weight-complex="normal"/>
    </style:style>
    <style:style style:name="P120" style:family="paragraph" style:parent-style-name="Standard" style:list-style-name="L23">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1" style:family="paragraph" style:parent-style-name="Standard" style:list-style-name="L23">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2" style:family="paragraph" style:parent-style-name="Standard" style:list-style-name="L9">
      <style:paragraph-properties fo:text-align="start" style:justify-single-word="false"/>
      <style:text-properties officeooo:rsid="0021c996" officeooo:paragraph-rsid="0021c996"/>
    </style:style>
    <style:style style:name="P123" style:family="paragraph" style:parent-style-name="Standard" style:list-style-name="L9">
      <style:paragraph-properties fo:text-align="start" style:justify-single-word="false"/>
      <style:text-properties officeooo:rsid="00381977" officeooo:paragraph-rsid="00381977"/>
    </style:style>
    <style:style style:name="P124" style:family="paragraph" style:parent-style-name="Standard" style:list-style-name="L9">
      <style:paragraph-properties fo:text-align="start" style:justify-single-word="false"/>
      <style:text-properties officeooo:rsid="00247eb8" officeooo:paragraph-rsid="00247eb8"/>
    </style:style>
    <style:style style:name="P125" style:family="paragraph" style:parent-style-name="Standard" style:list-style-name="L9">
      <style:paragraph-properties fo:text-align="start" style:justify-single-word="false"/>
      <style:text-properties officeooo:rsid="001cc177" officeooo:paragraph-rsid="000531ff"/>
    </style:style>
    <style:style style:name="P126"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27"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28"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29"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0"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1"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2"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3"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4"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35"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36"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37"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38"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39" style:family="paragraph" style:parent-style-name="Standard" style:list-style-name="L20">
      <style:paragraph-properties fo:text-align="center" style:justify-single-word="false"/>
      <style:text-properties fo:font-size="15pt" fo:font-weight="normal" officeooo:rsid="00453ad4" officeooo:paragraph-rsid="0046ac4e" style:font-size-asian="15pt" style:font-weight-asian="normal" style:font-size-complex="15pt" style:font-weight-complex="normal"/>
    </style:style>
    <style:style style:name="P140" style:family="paragraph" style:parent-style-name="Standard" style:list-style-name="L20">
      <style:paragraph-properties fo:text-align="center" style:justify-single-word="false"/>
      <style:text-properties fo:font-size="15pt" fo:font-weight="normal" officeooo:rsid="00453ad4" officeooo:paragraph-rsid="00453ad4" style:font-size-asian="15pt" style:font-weight-asian="normal" style:font-size-complex="15pt" style:font-weight-complex="normal"/>
    </style:style>
    <style:style style:name="P141" style:family="paragraph" style:parent-style-name="Standard" style:list-style-name="L20">
      <style:paragraph-properties fo:text-align="center" style:justify-single-word="false"/>
      <style:text-properties fo:font-size="15pt" fo:font-weight="normal" officeooo:rsid="004c9d24" officeooo:paragraph-rsid="004c9d24" style:font-size-asian="15pt" style:font-weight-asian="normal" style:font-size-complex="15pt" style:font-weight-complex="normal"/>
    </style:style>
    <style:style style:name="P142" style:family="paragraph" style:parent-style-name="Standard" style:list-style-name="L20">
      <style:paragraph-properties fo:text-align="center" style:justify-single-word="false"/>
      <style:text-properties fo:font-size="15pt" fo:font-weight="normal" officeooo:rsid="0046ac4e" officeooo:paragraph-rsid="0046ac4e" style:font-size-asian="15pt" style:font-weight-asian="normal" style:font-size-complex="15pt" style:font-weight-complex="normal"/>
    </style:style>
    <style:style style:name="P143" style:family="paragraph" style:parent-style-name="Standard" style:list-style-name="L20">
      <style:paragraph-properties fo:text-align="center" style:justify-single-word="false"/>
      <style:text-properties fo:font-size="15pt" fo:font-weight="normal" officeooo:rsid="0046ac4e" officeooo:paragraph-rsid="004c9d24" style:font-size-asian="15pt" style:font-weight-asian="normal" style:font-size-complex="15pt" style:font-weight-complex="normal"/>
    </style:style>
    <style:style style:name="P144" style:family="paragraph" style:parent-style-name="Standard" style:list-style-name="L20">
      <style:paragraph-properties fo:text-align="center" style:justify-single-word="false"/>
      <style:text-properties fo:font-size="15pt" fo:font-weight="normal" officeooo:rsid="0047d74d" officeooo:paragraph-rsid="0047d74d" style:font-size-asian="15pt" style:font-weight-asian="normal" style:font-size-complex="15pt" style:font-weight-complex="normal"/>
    </style:style>
    <style:style style:name="P145" style:family="paragraph" style:parent-style-name="Standard" style:list-style-name="L20">
      <style:paragraph-properties fo:text-align="center" style:justify-single-word="false"/>
      <style:text-properties fo:font-size="15pt" fo:font-weight="normal" officeooo:rsid="0049733c" officeooo:paragraph-rsid="0049733c" style:font-size-asian="15pt" style:font-weight-asian="normal" style:font-size-complex="15pt" style:font-weight-complex="normal"/>
    </style:style>
    <style:style style:name="P146" style:family="paragraph" style:parent-style-name="Standard" style:list-style-name="L20">
      <style:paragraph-properties fo:text-align="center" style:justify-single-word="false"/>
      <style:text-properties officeooo:paragraph-rsid="004c9d24"/>
    </style:style>
    <style:style style:name="P147" style:family="paragraph" style:parent-style-name="Text_20_body" style:list-style-name="L1">
      <style:text-properties officeooo:paragraph-rsid="000531ff"/>
    </style:style>
    <style:style style:name="P148" style:family="paragraph" style:parent-style-name="Text_20_body" style:list-style-name="L1">
      <style:paragraph-properties fo:text-align="start" style:justify-single-word="false"/>
      <style:text-properties officeooo:paragraph-rsid="000531ff"/>
    </style:style>
    <style:style style:name="P149" style:family="paragraph" style:parent-style-name="Text_20_body" style:list-style-name="L3">
      <style:paragraph-properties fo:text-align="start" style:justify-single-word="false"/>
      <style:text-properties officeooo:paragraph-rsid="000531ff"/>
    </style:style>
    <style:style style:name="P150"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1"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2"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53"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fo:font-size="15pt" fo:font-weight="normal" officeooo:rsid="004c9d24" style:font-size-asian="15pt" style:font-weight-asian="normal" style:font-size-complex="15pt" style:font-weight-complex="normal"/>
    </style:style>
    <style:style style:name="T23" style:family="text">
      <style:text-properties fo:font-size="15pt" fo:font-weight="normal" officeooo:rsid="0046ac4e" style:font-size-asian="15pt" style:font-weight-asian="normal" style:font-size-complex="15pt" style:font-weight-complex="normal"/>
    </style:style>
    <style:style style:name="T24" style:family="text">
      <style:text-properties officeooo:rsid="00505635"/>
    </style:style>
    <style:style style:name="T25" style:family="text">
      <style:text-properties officeooo:rsid="0052a37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83345841" text:style-name="L1">
        <text:list-header>
          <text:p text:style-name="P30"/>
          <text:p text:style-name="P70"/>
          <text:p text:style-name="P70">Comptia A+ Study guide</text:p>
          <text:p text:style-name="P70"/>
        </text:list-header>
      </text:list>
      <text:p text:style-name="P6">Comptia A+ Cert. 90<text:span text:style-name="T13">2</text:span></text:p>
      <text:p text:style-name="P5">Section <text:span text:style-name="T3">1</text:span> Notes</text:p>
      <text:list xml:id="list235933623007472" text:continue-numbering="true" text:style-name="L1">
        <text:list-header>
          <text:p text:style-name="P71"/>
          <text:p text:style-name="P76">Path of A PC Tech</text:p>
        </text:list-header>
        <text:list-item>
          <text:p text:style-name="P77">Whats is the CompTia A+</text:p>
          <text:list>
            <text:list-item>
              <text:p text:style-name="P148">A+ is an industry certification that's administered by an organization called the Computing Technology Industry Association, better known as CompTIA.</text:p>
            </text:list-item>
            <text:list-item>
              <text:p text:style-name="P148"><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50">So you go to a Pearson VUE testing center at a scheduled time.</text:p>
        </text:list-item>
        <text:list-item>
          <text:p text:style-name="P147">You sit down, you take one or both of the exams, and then you're A+ certified if you pass. </text:p>
        </text:list-item>
        <text:list-item>
          <text:p text:style-name="P147">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47">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47">Both of these tests will give you a maximum of 90 questions although it could be far fewer.</text:p>
        </text:list-item>
      </text:list>
      <text:p text:style-name="P8"/>
      <text:list xml:id="list235933671584073" text:continue-numbering="true" text:style-name="L1">
        <text:list-item>
          <text:p text:style-name="P77">What is on the A+ 220-901 Exam</text:p>
        </text:list-item>
      </text:list>
      <text:list xml:id="list229628962" text:style-name="L2">
        <text:list-item>
          <text:list>
            <text:list-item>
              <text:p text:style-name="P151">Number one is hardware. Hardware is 34 percent of the exam.</text:p>
            </text:list-item>
            <text:list-item>
              <text:p text:style-name="P152">Number two is networking at 21 percent of the exam.</text:p>
            </text:list-item>
            <text:list-item>
              <text:p text:style-name="P152">Three is mobile devices at 17 percent of the exam</text:p>
            </text:list-item>
            <text:list-item>
              <text:p text:style-name="P152">and number four, hardware and network troubleshooting, which is 28 percent of the exam.</text:p>
            </text:list-item>
          </text:list>
        </text:list-item>
      </text:list>
      <text:list xml:id="list235932412435654" text:continue-list="list235933671584073" text:style-name="L1">
        <text:list-header>
          <text:p text:style-name="P77"/>
        </text:list-header>
        <text:list-item>
          <text:p text:style-name="P77">Why Get A+ certified</text:p>
        </text:list-item>
      </text:list>
      <text:list xml:id="list1866065779" text:style-name="L3">
        <text:list-item>
          <text:p text:style-name="P149"><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53"><text:span text:style-name="T1">N</text:span><text:span text:style-name="T2">umber two, and this is important, is it that the CompTIA A+ acts as a beautiful launching pad towards </text:span>more advanced certifications.</text:p>
          <text:p text:style-name="P92"/>
        </text:list-item>
      </text:list>
      <text:p text:style-name="P8"/>
      <text:list xml:id="list235933091403504" text:continue-list="list235932412435654" text:style-name="L1">
        <text:list-header>
          <text:p text:style-name="P99">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2987968975" text:style-name="L4">
        <text:list-item>
          <text:list>
            <text:list-item>
              <text:list>
                <text:list-item>
                  <text:p text:style-name="P51">Set the stage</text:p>
                </text:list-item>
              </text:list>
            </text:list-item>
          </text:list>
        </text:list-item>
      </text:list>
      <text:list xml:id="list2881832303"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235932670884628" text:continue-list="list2987968975" text:style-name="L4">
        <text:list-item>
          <text:list>
            <text:list-item>
              <text:list>
                <text:list-item>
                  <text:p text:style-name="P51">Be Attentive</text:p>
                </text:list-item>
              </text:list>
            </text:list-item>
          </text:list>
        </text:list-item>
      </text:list>
      <text:list xml:id="list3200595553"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235932946339295" text:continue-list="list235932670884628" text:style-name="L4">
        <text:list-item>
          <text:list>
            <text:list-item>
              <text:list>
                <text:list-item>
                  <text:p text:style-name="P51">Be Polite</text:p>
                </text:list-item>
              </text:list>
            </text:list-item>
          </text:list>
        </text:list-item>
      </text:list>
      <text:list xml:id="list2634199867"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235932584495670" text:continue-list="list235932946339295" text:style-name="L4">
        <text:list-item>
          <text:list>
            <text:list-item>
              <text:list>
                <text:list-item>
                  <text:p text:style-name="P51">Handle Problems</text:p>
                </text:list-item>
              </text:list>
            </text:list-item>
          </text:list>
        </text:list-item>
      </text:list>
      <text:list xml:id="list23203912"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235933506102114" text:continue-list="list235932584495670" text:style-name="L4">
        <text:list-item>
          <text:list>
            <text:list-item>
              <text:list>
                <text:list-item>
                  <text:p text:style-name="P51">Don’t Snoop</text:p>
                </text:list-item>
                <text:list-item>
                  <text:p text:style-name="P51">Finish The Job</text:p>
                </text:list-item>
              </text:list>
            </text:list-item>
          </text:list>
        </text:list-item>
      </text:list>
      <text:list xml:id="list235932541303948" text:continue-list="list235933091403504"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3"><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35932828816295"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3"><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list xml:id="list235933435897191"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3"/>
      <text:p text:style-name="P3"><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3"/>
      <text:p text:style-name="P3"/>
      <text:p text:style-name="P3"/>
      <text:p text:style-name="P3"/>
      <text:p text:style-name="P3"/>
      <text:p text:style-name="P3"/>
      <text:p text:style-name="P3"/>
      <text:p text:style-name="P3"/>
      <text:list xml:id="list235933734186115"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3"/>
      <text:p text:style-name="P3"/>
      <text:list xml:id="list235933872539215"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99"><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4">Cache is used as very fast temporary storage on a CPU.</text:p>
            </text:list-item>
            <text:list-item>
              <text:p text:style-name="P104">Modern CPU’s use one or two levels of cache.</text:p>
            </text:list-item>
            <text:list-item>
              <text:p text:style-name="P104">The Level 1 Cache is the smallest and fastest cache;</text:p>
            </text:list-item>
            <text:list-item>
              <text:p text:style-name="P104">The Level 3 Cache is the largest and slowest cache.\</text:p>
              <text:p text:style-name="P104"/>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7"/>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99">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4">Make sure your motherboard can handle the amount of RAM you want to install.</text:p>
            </text:list-item>
            <text:list-item>
              <text:p text:style-name="P104">RAM capacities are additive: If you install two 2-GB sticks, you have 4 <text:span text:style-name="T8">G</text:span>B of RAM.</text:p>
            </text:list-item>
            <text:list-item>
              <text:p text:style-name="P105">Avoid mixing RAM sizes and speeds; it can cause stability issues.</text:p>
            </text:list-item>
          </text:list>
        </text:list-item>
        <text:list-item>
          <text:p text:style-name="P88">Virtual Memory</text:p>
          <text:list>
            <text:list-item>
              <text:p text:style-name="P106">When your PC runs out of physical memory, It moves programs into a temporary memory space called virtual memory.</text:p>
            </text:list-item>
            <text:list-item>
              <text:p text:style-name="P106">To control virtual memory from within windows, Go to <text:s/>control panel | System | Advanced )System settings) | Performance. </text:p>
            </text:list-item>
            <text:list-item>
              <text:p text:style-name="P106">If your PC is using virtual memory too often, you should buy more RAM.</text:p>
            </text:list-item>
          </text:list>
        </text:list-item>
      </text:list>
      <text:p text:style-name="P17"><text:tab/></text:p>
      <text:p text:style-name="P9"><text:soft-page-break/></text:p>
      <text:p text:style-name="P5">Section 5 Notes</text:p>
      <text:p text:style-name="P16">Power Supplies</text:p>
      <text:p text:style-name="P7"/>
      <text:p text:style-name="P13">Choosing a power supply</text:p>
      <text:p text:style-name="P7"/>
      <text:list xml:id="list3883109239" text:style-name="L9">
        <text:list-item>
          <text:p text:style-name="P122">Before buying a power supply, make sure it will suit yourn needs.</text:p>
        </text:list-item>
        <text:list-item>
          <text:p text:style-name="P122">Find a power supply with a high efficiency rating.</text:p>
        </text:list-item>
        <text:list-item>
          <text:p text:style-name="P122">Mae sure you know the amount of power being output on each rail of a power supply</text:p>
          <text:p text:style-name="P122"/>
          <text:p text:style-name="P93">Power Protection</text:p>
        </text:list-item>
      </text:list>
      <text:p text:style-name="P5"/>
      <text:p text:style-name="P5">Section <text:span text:style-name="T9">6</text:span> Notes</text:p>
      <text:p text:style-name="P7"/>
      <text:p text:style-name="P13">Implementing Hard drives</text:p>
      <text:p text:style-name="P7"/>
      <text:p text:style-name="P25">Understanding partitioning</text:p>
      <text:p text:style-name="P7"/>
      <text:list xml:id="list235932378349160" text:continue-numbering="true" text:style-name="L9">
        <text:list-item>
          <text:p text:style-name="P123">Partitioning is taking one physical drive and seperating it into one or more units that have a bunch of names(Volumes, etc).</text:p>
        </text:list-item>
        <text:list-item>
          <text:p text:style-name="P123">A mounted partition usually gets a letter in windows.</text:p>
        </text:list-item>
        <text:list-item>
          <text:p text:style-name="P124">MBR was the original PC partitioning system</text:p>
        </text:list-item>
        <text:list-item>
          <text:p text:style-name="P124">MBR is limited to four (2 TB) Primary partitions</text:p>
        </text:list-item>
        <text:list-item>
          <text:p text:style-name="P124">GPT is MBR’s <text:s/>replacement and supports much bigger, and many more partitions than MBR.</text:p>
          <text:p text:style-name="P125"/>
          <text:p text:style-name="P126">Basic <text:span text:style-name="T17">Partitioning</text:span></text:p>
          <text:p text:style-name="P128"/>
        </text:list-item>
        <text:list-item>
          <text:p text:style-name="P130">MBR Partition types: Primary and Extended</text:p>
        </text:list-item>
        <text:list-item>
          <text:p text:style-name="P130">Extended Partitions hold logical drives</text:p>
        </text:list-item>
        <text:list-item>
          <text:p text:style-name="P130">GPT allows volumes greater than 2TB and up to 128 volumes per disk.</text:p>
          <text:p text:style-name="P131"/>
        </text:list-item>
      </text:list>
      <text:p text:style-name="P25">Dynamic disks</text:p>
      <text:p text:style-name="P23"/>
      <text:list xml:id="list709100989" text:style-name="L10">
        <text:list-item>
          <text:p text:style-name="P132">Volumes can shrink or extend within a disk on basic disks</text:p>
        </text:list-item>
        <text:list-item>
          <text:p text:style-name="P132">Spanning drives requires dynamic disks</text:p>
        </text:list-item>
        <text:list-item>
          <text:p text:style-name="P132">Spanning offers no fault tolerance.</text:p>
          <text:p text:style-name="P127">File Systems</text:p>
          <text:p text:style-name="P129"/>
        </text:list-item>
        <text:list-item>
          <text:p text:style-name="P133">Windows – FAT, FAT32, EXFAT, NTFS</text:p>
        </text:list-item>
        <text:list-item>
          <text:p text:style-name="P133">MAC – HFS</text:p>
        </text:list-item>
        <text:list-item>
          <text:p text:style-name="P133">Linux – EXT3, EXT4</text:p>
        </text:list-item>
      </text:list>
      <text:p text:style-name="P24"/>
      <text:p text:style-name="P25"><text:soft-page-break/>Storage Spaces</text:p>
      <text:p text:style-name="P24"/>
      <text:list xml:id="list2803864077" text:style-name="L11">
        <text:list-item>
          <text:p text:style-name="P134"><text:span text:style-name="T18">Storage p</text:span>ool<text:span text:style-name="T18">s</text:span> – group of hard drives that share settings. RAID etc.</text:p>
        </text:list-item>
        <text:list-item>
          <text:p text:style-name="P134">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35">Proprietary to microsoft.</text:p>
          <text:list>
            <text:list-header>
              <text:p text:style-name="P136"/>
            </text:list-header>
          </text:list>
          <text:p text:style-name="P137"/>
        </text:list-item>
      </text:list>
      <text:p text:style-name="P26"/>
      <text:p text:style-name="P5">Section <text:span text:style-name="T10">7</text:span> Notes</text:p>
      <text:p text:style-name="P7"/>
      <text:p text:style-name="P13">Essential Peripherals</text:p>
      <text:p text:style-name="P7"/>
      <text:p text:style-name="P25">Configuring USB</text:p>
      <text:list xml:id="list163675012" text:style-name="L12">
        <text:list-item>
          <text:p text:style-name="P138">To See All of your USB Devices, Go to device Manager.</text:p>
        </text:list-item>
        <text:list-item>
          <text:p text:style-name="P138">From device manager, you can inspect each usb device and see more information</text:p>
        </text:list-item>
        <text:list-item>
          <text:p text:style-name="P138">You can check how much bandwidth and power each device uses.</text:p>
        </text:list-item>
      </text:list>
      <text:p text:style-name="P27"><text:tab/></text:p>
      <text:p text:style-name="P28"/>
      <text:p text:style-name="P5">Section <text:span text:style-name="T11">8</text:span> Notes</text:p>
      <text:p text:style-name="P7"/>
      <text:p text:style-name="P13">Building a PC</text:p>
      <text:p text:style-name="P13"/>
      <text:p text:style-name="P13">Media Sources</text:p>
      <text:list xml:id="list2848087444"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7"/>
          <text:p text:style-name="P94">Windows Install Options</text:p>
          <text:p text:style-name="P97"/>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3">Windows Upgrade Paths</text:p>
      <text:p text:style-name="P11"/>
      <text:list xml:id="list767295806"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3">Installing Windows</text:p>
      <text:p text:style-name="P12"><text:soft-page-break/></text:p>
      <text:list xml:id="list1110954118"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5">Post-Installation Tasks</text:p>
          <text:p text:style-name="P98"/>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2"/>
      <text:list xml:id="list2000310442" text:style-name="L16">
        <text:list-header>
          <text:p text:style-name="P39"/>
          <text:p text:style-name="P100"/>
          <text:p text:style-name="P100">Section <text:span text:style-name="T12">9</text:span> Notes</text:p>
          <text:p text:style-name="P72"/>
          <text:p text:style-name="P96">Windows Under the Hood</text:p>
          <text:p text:style-name="P96"/>
          <text:p text:style-name="P96">What is the registry</text:p>
        </text:list-header>
        <text:list-item>
          <text:p text:style-name="P108">The registry stores information for every object or “thing” in windows.</text:p>
        </text:list-item>
        <text:list-item>
          <text:p text:style-name="P109">Remember the names of the five root keys</text:p>
        </text:list-item>
        <text:list-item>
          <text:p text:style-name="P109">Always make a backup of the registry before you make any changes.</text:p>
        </text:list-item>
      </text:list>
      <text:p text:style-name="P14">The Boot Process</text:p>
      <text:list xml:id="list1153803247" text:style-name="L17">
        <text:list-item>
          <text:p text:style-name="P110">Bios-Based Booting uses Winload.exe</text:p>
        </text:list-item>
        <text:list-item>
          <text:p text:style-name="P110">UEFI-Based Booting uses Winload.EFI</text:p>
        </text:list-item>
        <text:list-item>
          <text:p text:style-name="P110">Use EZBCD To easily look at and modify the Boot Configuration Data (BCD)</text:p>
        </text:list-item>
        <text:list-item>
          <text:p text:style-name="P111">Windows.exe has one job, to get windows “started”.</text:p>
        </text:list-item>
        <text:list-item>
          <text:p text:style-name="P111">BIOS holds the boot order, where hard drive is your usual first choice.</text:p>
        </text:list-item>
        <text:list-item>
          <text:p text:style-name="P111">System reserved folder partition is where boot files are held and this space is reserved.</text:p>
        </text:list-item>
        <text:list-item>
          <text:p text:style-name="P111">Bootmgr files job is to find winload file essentially.</text:p>
        </text:list-item>
        <text:list-item>
          <text:p text:style-name="P111">BCD stands for boot configuration data.</text:p>
        </text:list-item>
        <text:list-item>
          <text:p text:style-name="P112">UEFI is an operating system in a sense, much more than a BIOS.</text:p>
          <text:list>
            <text:list-item>
              <text:p text:style-name="P112">WindowsEFI file is designed to run under UEFI.</text:p>
            </text:list-item>
            <text:list-item>
              <text:p text:style-name="P112">BCDEDIT – Show what <text:span text:style-name="T20">EZBCD</text:span> shows but in text format.</text:p>
              <text:p text:style-name="P112"/>
            </text:list-item>
          </text:list>
        </text:list-item>
      </text:list>
      <text:p text:style-name="P14">Processes</text:p>
      <text:list xml:id="list3158825725" text:style-name="L18">
        <text:list-item>
          <text:p text:style-name="P113">Everything that runs on windows is a process.</text:p>
        </text:list-item>
        <text:list-item>
          <text:p text:style-name="P113">There re applications then there are services.</text:p>
        </text:list-item>
        <text:list-item>
          <text:p text:style-name="P114"><text:soft-page-break/>Applications – Things that we see</text:p>
        </text:list-item>
        <text:list-item>
          <text:p text:style-name="P114">Services – Hidden programs that work without a UI in a sense. (Ex. Print spooler).</text:p>
        </text:list-item>
        <text:list-item>
          <text:p text:style-name="P114">Big difference between them is that services are long running programs. They tend to start when windows is booted and continue to run until shutdown.</text:p>
        </text:list-item>
        <text:list-item>
          <text:p text:style-name="P114">Applications usually opened to serve a purpose and closed after you are done.</text:p>
        </text:list-item>
        <text:list-item>
          <text:p text:style-name="P115">Everything you do in windows is a process.</text:p>
        </text:list-item>
        <text:list-item>
          <text:p text:style-name="P115">Processes that you see and interact with are applications.</text:p>
        </text:list-item>
        <text:list-item>
          <text:p text:style-name="P115">Processes that run in the background are services.</text:p>
        </text:list-item>
        <text:list-item>
          <text:p text:style-name="P115"/>
        </text:list-item>
      </text:list>
      <text:p text:style-name="P15">Dealing with Processes</text:p>
      <text:list xml:id="list2427922319" text:style-name="L19">
        <text:list-item>
          <text:p text:style-name="P116">Best place to go to deal with processes is task manager</text:p>
          <text:list>
            <text:list-item>
              <text:p text:style-name="P116">Pressing CTRL + ALT + DEL and selecting Task Manager is a common way.</text:p>
            </text:list-item>
          </text:list>
        </text:list-item>
        <text:list-item>
          <text:p text:style-name="P116">Important to know what each process is.</text:p>
        </text:list-item>
        <text:list-item>
          <text:p text:style-name="P116">If you right click a process you can end the process</text:p>
          <text:list>
            <text:list-item>
              <text:p text:style-name="P116">If you end process tree, you end any other process this process might have called on.</text:p>
            </text:list-item>
          </text:list>
        </text:list-item>
        <text:list-item>
          <text:p text:style-name="P117">If you type tasklist in the command prompt it will show you all processes running on your system.</text:p>
          <text:list>
            <text:list-item>
              <text:p text:style-name="P117">T-list is obsolete.</text:p>
            </text:list-item>
          </text:list>
        </text:list-item>
        <text:list-item>
          <text:p text:style-name="P118">Know the many ways to open the task manager.</text:p>
        </text:list-item>
        <text:list-item>
          <text:p text:style-name="P118">Use task manager to view and kill processes.</text:p>
        </text:list-item>
        <text:list-item>
          <text:p text:style-name="P118">You can also view tasks from the command prompt using the <text:span text:style-name="T21">T</text:span>asklist command.</text:p>
        </text:list-item>
      </text:list>
      <text:p text:style-name="P22"/>
      <text:p text:style-name="P15">Services</text:p>
      <text:list xml:id="list3073498638" text:style-name="L20">
        <text:list-item>
          <text:p text:style-name="P139">Services are critical to having windows work properly.</text:p>
        </text:list-item>
        <text:list-item>
          <text:p text:style-name="P141">Services are invisible processes that run in the background.</text:p>
        </text:list-item>
        <text:list-item>
          <text:p text:style-name="P139">If services you need are not running issues may arise such as you won’t be able to print, or go on the internet.</text:p>
        </text:list-item>
        <text:list-item>
          <text:p text:style-name="P140">Best places to manage services are the Task Manager or the services control panel applet.</text:p>
        </text:list-item>
        <text:list-item>
          <text:p text:style-name="P141">You can view services in the task manager.</text:p>
        </text:list-item>
        <text:list-item>
          <text:p text:style-name="P142">Not much to do in task manager other than turn on or off specified services.</text:p>
        </text:list-item>
        <text:list-item>
          <text:p text:style-name="P146"><text:span text:style-name="T23">F</text:span><text:span text:style-name="T22">or more refined </text:span><text:span text:style-name="T23">control </text:span><text:span text:style-name="T22">use the s</text:span><text:span text:style-name="T23">ervices applet. </text:span></text:p>
        </text:list-item>
        <text:list-item>
          <text:p text:style-name="P143">Services.msc on CMD as Admin will take you there.</text:p>
        </text:list-item>
        <text:list-item>
          <text:p text:style-name="P144">When a startup type is “Manual” it means it is used when needed (or requested) by an <text:span text:style-name="T25">d</text:span>application.</text:p>
        </text:list-item>
        <text:list-item>
          <text:p text:style-name="P145">Disabled – Not uninstalled, simply shut off.</text:p>
        </text:list-item>
        <text:list-item>
          <text:p text:style-name="P145">Automatic – Starts when windows boots.</text:p>
        </text:list-item>
        <text:list-item>
          <text:p text:style-name="P145">Automatic delayed start – When you want to run a service only after windows has booted properly you choos<text:span text:style-name="T24">u</text:span>e this setting.</text:p>
          <text:p text:style-name="P141"><text:soft-page-break/></text:p>
        </text:list-item>
      </text:list>
      <text:p text:style-name="P15">Windows 8 Task Manager</text:p>
      <text:list xml:id="list701259315" text:style-name="L21">
        <text:list-item>
          <text:p text:style-name="P119">Microsoft improved task manager starting with windows 8.</text:p>
        </text:list-item>
        <text:list-item>
          <text:p text:style-name="P119">Classic task manager functions still available.</text:p>
        </text:list-item>
        <text:list-item>
          <text:p text:style-name="P119">Resource monitor breaks down CPU, Memory, Disk, and Network by process.</text:p>
        </text:list-item>
      </text:list>
      <text:p text:style-name="P10"/>
      <text:p text:style-name="P4"/>
      <text:list xml:id="list3576844983" text:style-name="L22">
        <text:list-header>
          <text:p text:style-name="P101">Section <text:span text:style-name="T3">10</text:span> Notes</text:p>
          <text:p text:style-name="P73"/>
          <text:p text:style-name="P90">Users, Groups, and Permissions.</text:p>
          <text:p text:style-name="P90"/>
          <text:p text:style-name="P90">Introduction to Users and Groups</text:p>
        </text:list-header>
        <text:list-item>
          <text:p text:style-name="P90"/>
          <text:p text:style-name="P90">Creating Users in Windows vista/7</text:p>
        </text:list-item>
        <text:list-item>
          <text:p text:style-name="P90"/>
          <text:p text:style-name="P90">Managing Users in Windows 8 or 8.1</text:p>
        </text:list-item>
        <text:list-item>
          <text:p text:style-name="P90"/>
          <text:p text:style-name="P90">Sharing folders and files</text:p>
        </text:list-item>
        <text:list-item>
          <text:p text:style-name="P90"/>
          <text:p text:style-name="P90"/>
          <text:p text:style-name="P38"/>
        </text:list-item>
      </text:list>
      <text:list xml:id="list1846419281" text:style-name="L23">
        <text:list-header>
          <text:p text:style-name="P102">Section <text:span text:style-name="T3">11</text:span> Notes</text:p>
          <text:p text:style-name="P74"/>
          <text:p text:style-name="P91">Maintaining and optimizing operating systems</text:p>
        </text:list-header>
        <text:list-item>
          <text:p text:style-name="P91"/>
        </text:list-item>
      </text:list>
      <text:p text:style-name="P18">The Zen of Computer Maintenance</text:p>
      <text:p text:style-name="P18">Patch Management</text:p>
      <text:p text:style-name="P18"><text:span text:style-name="T16">A</text:span>utostarting Programs in Windows</text:p>
      <text:p text:style-name="P18">Meet the MMC</text:p>
      <text:p text:style-name="P18">Installing and Uninstalling Programs - Windows</text:p>
      <text:p text:style-name="P18">Windows <text:span text:style-name="T16">System Restore</text:span></text:p>
      <text:p text:style-name="P20">Windows Backup</text:p>
      <text:p text:style-name="P18"/>
      <text:p text:style-name="P18"/>
      <text:p text:style-name="P18"/>
      <text:p text:style-name="P18"/>
      <text:list xml:id="list235934128655746" text:continue-numbering="true" text:style-name="L23">
        <text:list-header>
          <text:p text:style-name="P103"><text:soft-page-break/>Section <text:span text:style-name="T3">12</text:span> Notes</text:p>
          <text:p text:style-name="P75"/>
          <text:p text:style-name="P120">Windows Command Line Basics</text:p>
          <text:p text:style-name="P120">Working with folders and Files</text:p>
        </text:list-header>
      </text:list>
      <text:p text:style-name="P20">Fancy Copying</text:p>
      <text:p text:style-name="P20">Working with Drives</text:p>
      <text:p text:style-name="P20">Advanced Windows Command Line</text:p>
      <text:p text:style-name="P20">Linux Command Line Basics</text:p>
      <text:p text:style-name="P20">Working with Folders and Files in Linux</text:p>
      <text:p text:style-name="P20">Linux File Permissions</text:p>
      <text:p text:style-name="P20">Miscellaneous Linux Commands</text:p>
      <text:p text:style-name="P20"/>
      <text:p text:style-name="P19"/>
      <text:list xml:id="list235933797234463" text:continue-numbering="true" text:style-name="L23">
        <text:list-header>
          <text:p text:style-name="P103">Section <text:span text:style-name="T3">13</text:span> Notes</text:p>
          <text:p text:style-name="P75"/>
        </text:list-header>
      </text:list>
      <text:p text:style-name="P20">The Recovery Console</text:p>
      <text:p text:style-name="P20">Windows Recovery Environment</text:p>
      <text:p text:style-name="P20">Advanced Startup Options Part 1</text:p>
      <text:p text:style-name="P20">Advanced Startup Options Part 2</text:p>
      <text:p text:style-name="P20">Boot Problems</text:p>
      <text:p text:style-name="P20">Event Viewer and Action Center</text:p>
      <text:p text:style-name="P20">Application Troubleshooting</text:p>
      <text:p text:style-name="P20">Kernel Panics</text:p>
      <text:p text:style-name="P19"/>
      <text:list xml:id="list235934303405322" text:continue-numbering="true" text:style-name="L23">
        <text:list-header>
          <text:p text:style-name="P103">Section <text:span text:style-name="T3">14</text:span> Notes</text:p>
          <text:p text:style-name="P75"/>
        </text:list-header>
      </text:list>
      <text:p text:style-name="P20">Virtualization Basics</text:p>
      <text:p text:style-name="P20">Your First Virtual Machine</text:p>
      <text:p text:style-name="P20">Infrastructure as a Service laaS</text:p>
      <text:p text:style-name="P20">Platform as a Service PaaS</text:p>
      <text:p text:style-name="P20">Software as a Service SaaS</text:p>
      <text:p text:style-name="P20">Cloud Owndership</text:p>
      <text:p text:style-name="P20"/>
      <text:list xml:id="list235933418333335" text:continue-numbering="true" text:style-name="L23">
        <text:list-header>
          <text:p text:style-name="P103">Section <text:span text:style-name="T3">15</text:span> Notes</text:p>
        </text:list-header>
      </text:list>
      <text:p text:style-name="P21">Internet Options</text:p>
      <text:p text:style-name="P21">Proxy Servers</text:p>
      <text:p text:style-name="P21">Troubleshooting Internet Connections</text:p>
      <text:list xml:id="list235933990244453" text:continue-numbering="true" text:style-name="L23">
        <text:list-header>
          <text:p text:style-name="P121"><text:soft-page-break/></text:p>
        </text:list-header>
      </text:list>
      <text:p text:style-name="P19"/>
      <text:list xml:id="list235933425834978" text:continue-numbering="true" text:style-name="L23">
        <text:list-header>
          <text:p text:style-name="P103">Section <text:span text:style-name="T3">16</text:span> Notes</text:p>
          <text:p text:style-name="P75"/>
        </text:list-header>
      </text:list>
      <text:p text:style-name="P20">Touring Android</text:p>
      <text:p text:style-name="P20">Touring iOS</text:p>
      <text:p text:style-name="P20">Touring Windows Mobile</text:p>
      <text:p text:style-name="P20"/>
      <text:p text:style-name="P19"/>
      <text:list xml:id="list235932413564981" text:continue-numbering="true" text:style-name="L23">
        <text:list-header>
          <text:p text:style-name="P103">Section <text:span text:style-name="T3">17</text:span> Notes</text:p>
        </text:list-header>
      </text:list>
      <text:p text:style-name="P20">Cellular Configuration</text:p>
      <text:p text:style-name="P20">Wireless mobile Connections – Part 1</text:p>
      <text:p text:style-name="P20">Wireless Mobile Connections – Part 2</text:p>
      <text:p text:style-name="P20">Mobile Devices and Email</text:p>
      <text:p text:style-name="P20">Synchronization</text:p>
      <text:p text:style-name="P20">Securing Android Devices</text:p>
      <text:p text:style-name="P20">Securing iOS Devices</text:p>
      <text:p text:style-name="P20"/>
      <text:list xml:id="list235934241167059" text:continue-numbering="true" text:style-name="L23">
        <text:list-header>
          <text:p text:style-name="P103">Section <text:span text:style-name="T3">18</text:span> Notes</text:p>
          <text:p text:style-name="P75"/>
        </text:list-header>
      </text:list>
      <text:p text:style-name="P20">Installing Local Printers</text:p>
      <text:p text:style-name="P20">Installing Network Printers</text:p>
      <text:p text:style-name="P20">Cloud Printing</text:p>
      <text:p text:style-name="P20"/>
      <text:p text:style-name="P19"/>
      <text:list xml:id="list235933647186787" text:continue-numbering="true" text:style-name="L23">
        <text:list-header>
          <text:p text:style-name="P103">Section <text:span text:style-name="T3">19</text:span> Notes</text:p>
        </text:list-header>
      </text:list>
      <text:p text:style-name="P19"/>
      <text:p text:style-name="P20">Physical Security</text:p>
      <text:p text:style-name="P20">Passwords and Authentication</text:p>
      <text:p text:style-name="P20">Protecting Against Snoops</text:p>
      <text:p text:style-name="P20">Malware</text:p>
      <text:p text:style-name="P20">Anti-malware Applications</text:p>
      <text:p text:style-name="P20">Anti-Malware Practices</text:p>
      <text:p text:style-name="P20">Hardware Firewalls</text:p>
      <text:p text:style-name="P20">Software Firewalls</text:p>
      <text:p text:style-name="P20">Software Firewalls</text:p>
      <text:p text:style-name="P20">Data Destruction</text:p>
      <text:p text:style-name="P20"><text:soft-page-break/>Incident response</text:p>
      <text:list xml:id="list235932405100172" text:continue-numbering="true" text:style-name="L23">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4-19T23:59:31.748000000</dc:date>
    <meta:editing-duration>P1DT18H45M35S</meta:editing-duration>
    <meta:editing-cycles>62</meta:editing-cycles>
    <meta:generator>LibreOffice/6.3.4.2$Windows_X86_64 LibreOffice_project/60da17e045e08f1793c57c00ba83cdfce946d0aa</meta:generator>
    <meta:document-statistic meta:table-count="0" meta:image-count="3" meta:object-count="0" meta:page-count="14" meta:paragraph-count="419" meta:word-count="3140" meta:character-count="17023" meta:non-whitespace-character-count="14534"/>
  </office:meta>
</office:document-meta>
</file>